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5.731cm"/>
    </style:style>
    <style:style style:name="co6" style:family="table-column">
      <style:table-column-properties fo:break-before="auto" style:column-width="6.978cm"/>
    </style:style>
    <style:style style:name="co7" style:family="table-column">
      <style:table-column-properties fo:break-before="auto" style:column-width="14.3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Image Name</text:p>
          </table:table-cell>
          <table:table-cell office:value-type="string">
            <text:p>Location</text:p>
          </table:table-cell>
          <table:table-cell office:value-type="string">
            <text:p>Collection</text:p>
          </table:table-cell>
          <table:table-cell office:value-type="string">
            <text:p>Original Name</text:p>
          </table:table-cell>
          <table:table-cell office:value-type="string">
            <text:p>Acquired From</text:p>
          </table:table-cell>
          <table:table-cell office:value-type="string">
            <text:p>License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account_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accou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accoun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addres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admin_console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archiv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btn_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btn_unlocked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cash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cd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charg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dele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_add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contac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contact_retrieve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contact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da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fil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folde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history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home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con_movedow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con_movelef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con_moverigh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con_moveup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con-shoppingcart_smal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invo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lady-debu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logout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MsgError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MsgNot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not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options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original_names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payme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pdf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plan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2">
          <table:table-cell office:value-type="date" office:date-value="2007-07-12">
            <text:p>12/07/07</text:p>
          </table:table-cell>
          <table:table-cell office:value-type="string">
            <text:p>plans.png</text:p>
          </table:table-cell>
          <table:table-cell office:value-type="string">
            <text:p>intranet_app/img/template</text:p>
          </table:table-cell>
          <table:table-cell office:value-type="string">
            <text:p>Tango</text:p>
          </table:table-cell>
          <table:table-cell/>
          <table:table-cell office:value-type="string">
            <text:p>http://tango.freedesktop.org/Tango_Icon_Library</text:p>
          </table:table-cell>
          <table:table-cell office:value-type="string">
            <text:p>Creative Commons Attribution Share-Alike 2.5 Licence (http://creativecommons.org/licenses/by-sa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provisioning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report_email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report_instan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report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office:value-type="date" office:date-value="2007-07-12">
            <text:p>12/07/07</text:p>
          </table:table-cell>
          <table:table-cell office:value-type="string">
            <text:p>service.png</text:p>
          </table:table-cell>
          <table:table-cell office:value-type="string">
            <text:p>intranet_app/img/template</text:p>
          </table:table-cell>
          <table:table-cell office:value-type="string">
            <text:p>Silk</text:p>
          </table:table-cell>
          <table:table-cell/>
          <table:table-cell office:value-type="string">
            <text:p>http://www.famfamfam.com/lab/icons/silk/</text:p>
          </table:table-cell>
          <table:table-cell office:value-type="string">
            <text:p>Creative Commons Attribution 2.5 License (http://creativecommons.org/licenses/by/2.5/)</text:p>
          </table:table-cell>
        </table:table-row>
        <table:table-row table:style-name="ro1">
          <table:table-cell table:style-name="Default"/>
          <table:table-cell office:value-type="string">
            <text:p>email.png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8">18/07/2007</text:date>, <text:time>10:4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lame</meta:initial-creator>
    <meta:creation-date>2007-01-28T13:52:04</meta:creation-date>
    <dc:creator>nate</dc:creator>
    <dc:date>2007-07-18T10:40:23</dc:date>
    <dc:language>en-AU</dc:language>
    <meta:editing-cycles>11</meta:editing-cycles>
    <meta:editing-duration>PT1H26M45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